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1.023cm" fo:min-width="7.662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737cm"/>
    </style:style>
    <style:style style:name="gr3" style:family="graphic" style:parent-style-name="objectwithoutfill">
      <style:graphic-properties draw:stroke="solid" draw:stroke-dash="Fine_20_Dashed" svg:stroke-width="0.05cm" svg:stroke-color="#000000" draw:marker-start="Arrowheads_20_2" draw:marker-start-width="0.274cm" draw:marker-end-width="0.374cm" draw:fill="none" draw:textarea-vertical-align="middle" fo:padding-top="0.149cm" fo:padding-bottom="0.149cm" fo:padding-left="0.274cm" fo:padding-right="0.274cm"/>
    </style:style>
    <style:style style:name="gr4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332cm" fo:min-width="1.312cm" fo:padding-top="0.149cm" fo:padding-bottom="0.149cm" fo:padding-left="0.274cm" fo:padding-right="0.274cm"/>
    </style:style>
    <style:style style:name="gr5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1.745cm" fo:min-width="8.842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2.087cm"/>
    </style:style>
    <style:style style:name="gr7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332cm" fo:min-width="4.393cm" fo:padding-top="0.149cm" fo:padding-bottom="0.149cm" fo:padding-left="0.274cm" fo:padding-right="0.274cm"/>
    </style:style>
    <style:style style:name="gr8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3.512cm" fo:min-width="8.912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3.093cm"/>
    </style:style>
    <style:style style:name="gr10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332cm" fo:min-width="2.518cm" fo:padding-top="0.149cm" fo:padding-bottom="0.149cm" fo:padding-left="0.274cm" fo:padding-right="0.274cm"/>
    </style:style>
    <style:style style:name="gr11" style:family="graphic" style:parent-style-name="standard">
      <style:graphic-properties draw:stroke="none" draw:fill-color="#99ff99" draw:textarea-horizontal-align="justify" draw:textarea-vertical-align="middle" draw:auto-grow-height="false" fo:min-height="0.266cm" fo:min-width="0.706cm"/>
    </style:style>
    <style:style style:name="gr12" style:family="graphic" style:parent-style-name="standard">
      <style:graphic-properties draw:stroke="none" svg:stroke-color="#000000" draw:fill="none" draw:fill-color="#ffffff" fo:min-height="0.577cm"/>
    </style:style>
    <style:style style:name="P1" style:family="paragraph">
      <style:paragraph-properties fo:text-align="center"/>
      <style:text-properties fo:font-size="18.1000003814697pt"/>
    </style:style>
    <style:style style:name="P2" style:family="paragraph">
      <loext:graphic-properties draw:fill="solid" draw:fill-color="#ffffff"/>
      <style:paragraph-properties fo:text-align="center"/>
      <style:text-properties fo:color="#000000" style:font-name="Ubuntu Mono" fo:font-size="18.1000003814697pt" fo:font-weight="bold" style:font-size-asian="14pt" style:font-weight-asian="bold" style:font-size-complex="14pt" style:font-weight-complex="bold"/>
    </style:style>
    <style:style style:name="P3" style:family="paragraph">
      <style:paragraph-properties fo:text-align="start"/>
      <style:text-properties fo:font-size="16.7999992370605pt"/>
    </style:style>
    <style:style style:name="P4" style:family="paragraph">
      <loext:graphic-properties draw:fill="none" draw:fill-color="#ffffff"/>
      <style:paragraph-properties fo:text-align="start"/>
      <style:text-properties style:use-window-font-color="true" fo:font-size="16.7999992370605pt" style:font-size-asian="13pt" style:font-size-complex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cccccc"/>
      <style:paragraph-properties fo:text-align="center"/>
      <style:text-properties fo:color="#000000" style:font-name="Ubuntu Mono" fo:font-size="18.1000003814697pt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paragraph-properties fo:text-align="start"/>
      <style:text-properties fo:font-size="16.7999992370605pt" style:font-size-asian="13pt" style:font-size-complex="13pt"/>
    </style:style>
    <style:style style:name="P8" style:family="paragraph">
      <loext:graphic-properties draw:fill-color="#99ff99"/>
      <style:paragraph-properties fo:text-align="center"/>
    </style:style>
    <style:style style:name="P9" style:family="paragraph">
      <style:paragraph-properties fo:text-align="center"/>
      <style:text-properties fo:font-size="16.7999992370605pt"/>
    </style:style>
    <style:style style:name="P10" style:family="paragraph">
      <loext:graphic-properties draw:fill="none" draw:fill-color="#ffffff"/>
      <style:paragraph-properties fo:text-align="center"/>
      <style:text-properties style:font-name="Ubuntu Mono" fo:font-size="16.7999992370605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fo:color="#000000" style:font-name="Ubuntu Mono"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color="#000000" style:font-name="Ubuntu Mono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666666" style:font-name="Ubuntu Mono" fo:font-size="11pt" fo:font-style="italic" style:font-size-asian="11pt" style:font-style-asian="italic" style:font-size-complex="11pt" style:font-style-complex="italic"/>
    </style:style>
    <style:style style:name="T4" style:family="text">
      <style:text-properties style:use-window-font-color="true" style:font-name="Ubuntu Mono" fo:font-size="11pt" style:font-size-asian="11pt" style:font-size-complex="11pt"/>
    </style:style>
    <style:style style:name="T5" style:family="text">
      <style:text-properties style:use-window-font-color="true" style:font-name="Ubuntu Mono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color="#000000" style:font-name="Ubuntu Mono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666666" style:font-name="Ubuntu Mono" fo:font-size="11pt" style:font-size-asian="11pt" style:font-size-complex="11pt"/>
    </style:style>
    <style:style style:name="T8" style:family="text">
      <style:text-properties fo:color="#666666" style:font-name="Ubuntu 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9" style:family="text">
      <style:text-properties fo:color="#666666" style:font-name="Ubuntu 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0" style:family="text">
      <style:text-properties fo:color="#666666" style:font-name="Ubuntu Mono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color="#000000" style:font-name="Ubuntu Mono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color="#000000" style:font-name="Ubuntu Mono" fo:font-size="11pt" style:font-size-asian="11pt" style:font-size-complex="11pt"/>
    </style:style>
    <style:style style:name="T13" style:family="text">
      <style:text-properties fo:color="#000000" style:font-name="Ubuntu Mono" fo:font-size="11pt" fo:font-weight="bold" style:font-size-asian="11pt" style:font-weight-asian="bold" style:font-size-complex="11pt" style:font-weight-complex="bold"/>
    </style:style>
    <style:style style:name="T14" style:family="text">
      <style:text-properties fo:color="#000000" style:font-name="Ubuntu Mono" fo:font-size="11pt" fo:font-style="italic" style:font-size-asian="11pt" style:font-style-asian="italic" style:font-size-complex="11pt" style:font-style-complex="italic"/>
    </style:style>
    <style:style style:name="T15" style:family="text">
      <style:text-properties style:use-window-font-color="true" style:font-name="Ubuntu Mono" fo:font-size="11pt" fo:font-weight="bold" style:font-size-asian="11pt" style:font-weight-asian="bold" style:font-size-complex="11pt" style:font-weight-complex="bold"/>
    </style:style>
    <style:style style:name="T16" style:family="text">
      <style:text-properties style:font-name="Ubuntu 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31cm" svg:height="1.421cm" svg:x="0.398cm" svg:y="0.727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xml:id="id2" draw:id="id2" draw:layer="layout" svg:width="7.775cm" svg:height="0.987cm" svg:x="0.665cm" svg:y="1.16cm">
          <draw:text-box>
            <text:p text:style-name="P3"><text:span text:style-name="T3">NAME:</text:span><text:span text:style-name="T4"> </text:span><text:span text:style-name="T5">io/shiftleft/Foo.java</text:span></text:p>
          </draw:text-box>
        </draw:frame>
        <draw:connector draw:style-name="gr3" draw:text-style-name="P5" draw:layer="layout" draw:type="curve" draw:line-skew="0.268cm" svg:x1="2.609cm" svg:y1="3.717cm" svg:x2="4.552cm" svg:y2="2.147cm" draw:start-shape="id1" draw:end-shape="id2" draw:end-glue-point="2" svg:d="M2609 3717c0-793 1943-9 1943-1570" svg:viewBox="0 0 1944 1571">
          <text:p/>
        </draw:connector>
        <draw:custom-shape draw:style-name="gr4" draw:text-style-name="P6" draw:layer="layout" svg:width="1.876cm" svg:height="0.646cm" svg:x="0.13cm" svg:y="0.469cm">
          <text:p text:style-name="P1"><text:span text:style-name="T6">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9.516cm" svg:height="2.169cm" svg:x="0.399cm" svg:y="3.97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11.662cm" svg:height="2.337cm" svg:x="0.532cm" svg:y="4.337cm">
          <draw:text-box>
            <text:p text:style-name="P3"><text:span text:style-name="T3">NAME:</text:span><text:span text:style-name="T7"> </text:span><text:span text:style-name="T5">io.shiftleft</text:span></text:p>
            <text:p text:style-name="P3"><text:span text:style-name="T8">FULL_NAME</text:span><text:span text:style-name="T9">:</text:span><text:span text:style-name="T10"> </text:span><text:span text:style-name="T11">io/shiftleft/Foo.java:io.shiftleft</text:span></text:p>
          </draw:text-box>
        </draw:frame>
        <draw:custom-shape draw:style-name="gr7" draw:text-style-name="P6" xml:id="id1" draw:id="id1" draw:layer="layout" svg:width="4.957cm" svg:height="0.646cm" svg:x="0.131cm" svg:y="3.717cm">
          <text:p text:style-name="P1"><text:span text:style-name="T6">NAMESPACE_BLO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9.65cm" svg:height="4cm" svg:x="0.399cm" svg:y="6.78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10.857cm" svg:height="3.343cm" svg:x="0.668cm" svg:y="7.221cm">
          <draw:text-box>
            <text:p text:style-name="P3"><text:span text:style-name="T3">NAME:</text:span><text:span text:style-name="T12"> </text:span><text:span text:style-name="T13">Foo</text:span></text:p>
            <text:p text:style-name="P3"><text:span text:style-name="T3">FULL_NAME:</text:span><text:span text:style-name="T14"> </text:span><text:span text:style-name="T13">io.shiftleft.Foo</text:span></text:p>
            <text:p text:style-name="P3"><text:span text:style-name="T3">IS_EXTERNAL:</text:span><text:span text:style-name="T4"> </text:span><text:span text:style-name="T15">False</text:span></text:p>
            <text:p text:style-name="P3"><text:span text:style-name="T8">AST_PARENT_TYPE</text:span><text:span text:style-name="T9">:</text:span><text:span text:style-name="T13"> NAMESPACE_BLOCK</text:span></text:p>
            <text:p text:style-name="P3"><text:span text:style-name="T8">AST_PARENT_FULL_NAME</text:span><text:span text:style-name="T9">:</text:span><text:span text:style-name="T13"> </text:span><text:span text:style-name="T11">io/shiftleft/Foo.java:io.shiftleft</text:span></text:p>
          </draw:text-box>
        </draw:frame>
        <draw:custom-shape draw:style-name="gr10" draw:text-style-name="P6" draw:layer="layout" svg:width="3.082cm" svg:height="0.646cm" svg:x="0.131cm" svg:y="6.53cm">
          <text:p text:style-name="P1"><text:span text:style-name="T6">TYPE_DEC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206cm" svg:height="0.516cm" svg:x="3.745cm" svg:y="2.789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475cm" svg:height="0.827cm" svg:x="3.61cm" svg:y="2.635cm">
          <draw:text-box>
            <text:p text:style-name="P9"><text:span text:style-name="T16">A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chakra </meta:initial-creator>
    <meta:creation-date>2015-09-04T18:00:56.948576584</meta:creation-date>
    <dc:date>2018-10-30T11:27:45.734416846</dc:date>
    <meta:editing-duration>PT4H20M43S</meta:editing-duration>
    <meta:editing-cycles>57</meta:editing-cycles>
    <meta:generator>LibreOffice/6.0.6.2$Linux_X86_64 LibreOffice_project/00m0$Build-2</meta:generator>
    <meta:document-statistic meta:object-count="12"/>
  </office:meta>
</office:document-meta>
</file>